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 Light', 'Helvetica Neue', Helvetica, Arial, 'Lucida Grande', sans-serif"/>
    <style:font-face style:name="apple-system" svg:font-family="apple-system, system-ui, BlinkMacSystemFont, 'Segoe UI', Roboto, 'Source Sans Pro', Helvetica, Arial"/>
    <style:font-face style:name="apple-system1" svg:font-family="apple-system, system-ui, BlinkMacSystemFont, 'Segoe UI', Roboto, 'Source Sans Pro', Helvetica, Arial" style:font-family-generic="swiss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Heading_20_3">
      <loext:graphic-properties draw:fill="none"/>
      <style:paragraph-properties fo:margin-left="1cm" fo:margin-right="0cm" fo:text-indent="-1cm" style:auto-text-indent="false" fo:background-color="transparent"/>
      <style:text-properties fo:font-variant="normal" fo:text-transform="none" fo:color="#515151" loext:opacity="100%" style:font-name="apple-system" fo:font-size="12pt" fo:letter-spacing="normal" fo:font-style="normal" fo:font-weight="normal" officeooo:paragraph-rsid="003f840d" style:font-size-asian="12pt" style:font-size-complex="12pt"/>
    </style:style>
    <style:style style:name="P2" style:family="paragraph" style:parent-style-name="Standard">
      <style:text-properties fo:font-variant="normal" fo:text-transform="none" fo:color="#515151" loext:opacity="100%" style:font-name="apple-system" fo:letter-spacing="normal" fo:language="ru" fo:country="RU" fo:font-style="normal" fo:font-weight="normal" officeooo:rsid="002f3182" officeooo:paragraph-rsid="002f3182" fo:background-color="transparent"/>
    </style:style>
    <style:style style:name="P3" style:family="paragraph" style:parent-style-name="Standard">
      <style:text-properties fo:font-variant="normal" fo:text-transform="none" fo:color="#515151" loext:opacity="100%" style:font-name="apple-system" fo:letter-spacing="normal" fo:font-style="normal" fo:font-weight="normal"/>
    </style:style>
    <style:style style:name="P4" style:family="paragraph" style:parent-style-name="Standard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3f840d"/>
    </style:style>
    <style:style style:name="P5" style:family="paragraph" style:parent-style-name="Standard">
      <style:text-properties fo:language="en" fo:country="US" officeooo:rsid="001dba74" officeooo:paragraph-rsid="001dba74"/>
    </style:style>
    <style:style style:name="P6" style:family="paragraph" style:parent-style-name="Standard">
      <style:text-properties fo:language="en" fo:country="US" officeooo:rsid="001dba74" officeooo:paragraph-rsid="001fdb40"/>
    </style:style>
    <style:style style:name="P7" style:family="paragraph" style:parent-style-name="Standard">
      <style:text-properties officeooo:paragraph-rsid="0024e8fa"/>
    </style:style>
    <style:style style:name="P8" style:family="paragraph" style:parent-style-name="Standard">
      <style:text-properties officeooo:paragraph-rsid="0031b510"/>
    </style:style>
    <style:style style:name="P9" style:family="paragraph" style:parent-style-name="Standard">
      <style:text-properties style:font-name="apple-system1" officeooo:paragraph-rsid="006929ab"/>
    </style:style>
    <style:style style:name="P10" style:family="paragraph" style:parent-style-name="Standard">
      <style:text-properties officeooo:paragraph-rsid="004dc9e5"/>
    </style:style>
    <style:style style:name="P11" style:family="paragraph" style:parent-style-name="Standard">
      <style:text-properties officeooo:paragraph-rsid="004fc781"/>
    </style:style>
    <style:style style:name="P12" style:family="paragraph" style:parent-style-name="Standard">
      <style:text-properties officeooo:paragraph-rsid="0059e230"/>
    </style:style>
    <style:style style:name="P13" style:family="paragraph" style:parent-style-name="Standard">
      <style:text-properties officeooo:paragraph-rsid="005b462e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d68b0"/>
    </style:style>
    <style:style style:name="P15" style:family="paragraph" style:parent-style-name="Heading_20_2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5737be"/>
    </style:style>
    <style:style style:name="P16" style:family="paragraph" style:parent-style-name="Standard">
      <style:text-properties fo:font-variant="normal" fo:text-transform="none" fo:color="#444444" loext:opacity="100%" style:font-name="monospace" fo:font-size="10.5pt" fo:letter-spacing="normal" fo:language="en" fo:country="US" fo:font-style="normal" fo:font-weight="normal" officeooo:rsid="00393f5a" officeooo:paragraph-rsid="005b462e" fo:background-color="transparent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444444" loext:opacity="100%" style:font-name="monospace" fo:font-size="10.5pt" fo:letter-spacing="normal" fo:font-style="normal" fo:font-weight="normal" officeooo:paragraph-rsid="005d68b0"/>
    </style:style>
    <style:style style:name="P18" style:family="paragraph" style:parent-style-name="Standard">
      <style:text-properties fo:font-variant="normal" fo:text-transform="none" fo:color="#515151" loext:opacity="100%" style:font-name="apple-system" fo:letter-spacing="normal" fo:language="ru" fo:country="RU" fo:font-style="normal" fo:font-weight="normal" officeooo:rsid="002f3182" officeooo:paragraph-rsid="005b462e" fo:background-color="transparent"/>
    </style:style>
    <style:style style:name="P19" style:family="paragraph" style:parent-style-name="Standard">
      <style:text-properties fo:font-variant="normal" fo:text-transform="none" fo:color="#515151" loext:opacity="100%" style:font-name="apple-system" fo:letter-spacing="normal" fo:font-style="normal" fo:font-weight="normal" officeooo:paragraph-rsid="007fb7c1"/>
    </style:style>
    <style:style style:name="P20" style:family="paragraph" style:parent-style-name="Standard">
      <style:text-properties style:font-name="apple-system1" officeooo:paragraph-rsid="0066a43e"/>
    </style:style>
    <style:style style:name="P21" style:family="paragraph" style:parent-style-name="Standard">
      <style:text-properties style:font-name="apple-system1" officeooo:paragraph-rsid="0074e56e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b7997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d68b0"/>
    </style:style>
    <style:style style:name="P24" style:family="paragraph" style:parent-style-name="Standard">
      <style:text-properties officeooo:paragraph-rsid="00712867"/>
    </style:style>
    <style:style style:name="P25" style:family="paragraph" style:parent-style-name="Standard">
      <style:text-properties officeooo:paragraph-rsid="006bdcac"/>
    </style:style>
    <style:style style:name="P26" style:family="paragraph" style:parent-style-name="Standard">
      <style:text-properties officeooo:paragraph-rsid="00724a17"/>
    </style:style>
    <style:style style:name="P27" style:family="paragraph" style:parent-style-name="Standard">
      <style:text-properties officeooo:paragraph-rsid="005737be"/>
    </style:style>
    <style:style style:name="P28" style:family="paragraph" style:parent-style-name="Standard">
      <style:text-properties officeooo:paragraph-rsid="00730c6b"/>
    </style:style>
    <style:style style:name="P29" style:family="paragraph" style:parent-style-name="Standard">
      <style:text-properties officeooo:paragraph-rsid="00789b79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c59d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7f5a3f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f5a3f"/>
    </style:style>
    <style:style style:name="P33" style:family="paragraph" style:parent-style-name="Text_20_body" style:list-style-name="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fo:font-variant="normal" fo:text-transform="none" fo:color="#444444" loext:opacity="100%" style:font-name="monospace" fo:font-size="10.5pt" fo:letter-spacing="normal" fo:font-style="normal" fo:font-weight="normal" officeooo:paragraph-rsid="005b462e"/>
    </style:style>
    <style:style style:name="T1" style:family="text">
      <style:text-properties officeooo:rsid="001eaebc"/>
    </style:style>
    <style:style style:name="T2" style:family="text">
      <style:text-properties fo:language="ru" fo:country="RU" officeooo:rsid="001eaebc"/>
    </style:style>
    <style:style style:name="T3" style:family="text">
      <style:text-properties fo:language="ru" fo:country="RU" officeooo:rsid="001fdb40"/>
    </style:style>
    <style:style style:name="T4" style:family="text">
      <style:text-properties fo:language="ru" fo:country="RU" officeooo:rsid="00201965"/>
    </style:style>
    <style:style style:name="T5" style:family="text">
      <style:text-properties fo:language="ru" fo:country="RU" officeooo:rsid="0021595b"/>
    </style:style>
    <style:style style:name="T6" style:family="text">
      <style:text-properties fo:language="ru" fo:country="RU" officeooo:rsid="00226cba"/>
    </style:style>
    <style:style style:name="T7" style:family="text">
      <style:text-properties fo:language="ru" fo:country="RU" officeooo:rsid="00226cba" fo:background-color="transparent" loext:char-shading-value="0"/>
    </style:style>
    <style:style style:name="T8" style:family="text">
      <style:text-properties fo:language="ru" fo:country="RU" officeooo:rsid="0024af3c" fo:background-color="transparent" loext:char-shading-value="0"/>
    </style:style>
    <style:style style:name="T9" style:family="text">
      <style:text-properties fo:language="ru" fo:country="RU" officeooo:rsid="002b314b" fo:background-color="transparent" loext:char-shading-value="0"/>
    </style:style>
    <style:style style:name="T10" style:family="text">
      <style:text-properties fo:language="ru" fo:country="RU" officeooo:rsid="0024af3c"/>
    </style:style>
    <style:style style:name="T11" style:family="text">
      <style:text-properties fo:language="ru" fo:country="RU" officeooo:rsid="007fb7c1"/>
    </style:style>
    <style:style style:name="T12" style:family="text">
      <style:text-properties fo:language="en" fo:country="US" officeooo:rsid="001dba74"/>
    </style:style>
    <style:style style:name="T13" style:family="text">
      <style:text-properties fo:language="en" fo:country="US" officeooo:rsid="0021595b"/>
    </style:style>
    <style:style style:name="T14" style:family="text">
      <style:text-properties fo:language="en" fo:country="US" officeooo:rsid="00226cba"/>
    </style:style>
    <style:style style:name="T15" style:family="text">
      <style:text-properties fo:language="en" fo:country="US" officeooo:rsid="002b314b" fo:background-color="transparent" loext:char-shading-value="0"/>
    </style:style>
    <style:style style:name="T16" style:family="text">
      <style:text-properties fo:language="en" fo:country="US" officeooo:rsid="002b52b5" fo:background-color="transparent" loext:char-shading-value="0"/>
    </style:style>
    <style:style style:name="T17" style:family="text">
      <style:text-properties fo:language="en" fo:country="US" officeooo:rsid="002b8ce2" fo:background-color="transparent" loext:char-shading-value="0"/>
    </style:style>
    <style:style style:name="T18" style:family="text">
      <style:text-properties fo:language="en" fo:country="US" officeooo:rsid="002f3182" fo:background-color="transparent" loext:char-shading-value="0"/>
    </style:style>
    <style:style style:name="T19" style:family="text">
      <style:text-properties fo:language="en" fo:country="US" officeooo:rsid="0024af3c"/>
    </style:style>
    <style:style style:name="T20" style:family="text">
      <style:text-properties fo:language="en" fo:country="US" officeooo:rsid="0024e8fa"/>
    </style:style>
    <style:style style:name="T21" style:family="text">
      <style:text-properties fo:language="en" fo:country="US" officeooo:rsid="001eaebc"/>
    </style:style>
    <style:style style:name="T22" style:family="text">
      <style:text-properties fo:language="en" fo:country="US" officeooo:rsid="007fb7c1"/>
    </style:style>
    <style:style style:name="T23" style:family="text">
      <style:text-properties officeooo:rsid="001fdb40"/>
    </style:style>
    <style:style style:name="T24" style:family="text">
      <style:text-properties officeooo:rsid="00201965"/>
    </style:style>
    <style:style style:name="T25" style:family="text">
      <style:text-properties fo:font-variant="normal" fo:text-transform="none" fo:color="#444444" loext:opacity="100%" style:font-name="monospace" fo:font-size="10.5pt" fo:letter-spacing="normal" fo:font-style="normal" fo:font-weight="normal"/>
    </style:style>
    <style:style style:name="T26" style:family="text">
      <style:text-properties fo:font-variant="normal" fo:text-transform="none" fo:color="#444444" loext:opacity="100%" style:font-name="monospace" fo:font-size="10.5pt" fo:letter-spacing="normal" fo:font-style="normal" fo:font-weight="normal" officeooo:rsid="002b8ce2" fo:background-color="transparent" loext:char-shading-value="0"/>
    </style:style>
    <style:style style:name="T27" style:family="text">
      <style:text-properties fo:font-variant="normal" fo:text-transform="none" fo:color="#444444" loext:opacity="100%" style:font-name="monospace" fo:font-size="10.5pt" fo:letter-spacing="normal" fo:font-style="normal" fo:font-weight="bold"/>
    </style:style>
    <style:style style:name="T28" style:family="text">
      <style:text-properties fo:font-variant="normal" fo:text-transform="none" fo:color="#444444" loext:opacity="100%" style:font-name="monospace" fo:font-size="10.5pt" fo:letter-spacing="normal" fo:font-style="normal" fo:font-weight="bold" officeooo:rsid="002b8ce2" fo:background-color="transparent" loext:char-shading-value="0"/>
    </style:style>
    <style:style style:name="T29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30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normal" officeooo:rsid="00393f5a" fo:background-color="transparent" loext:char-shading-value="0"/>
    </style:style>
    <style:style style:name="T31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normal" officeooo:rsid="001dba74" style:font-size-asian="12pt" style:font-size-complex="12pt"/>
    </style:style>
    <style:style style:name="T32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normal" officeooo:rsid="001dba74"/>
    </style:style>
    <style:style style:name="T33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bold" officeooo:rsid="001eaebc" fo:background-color="transparent" loext:char-shading-value="0"/>
    </style:style>
    <style:style style:name="T34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bold" officeooo:rsid="001dba74" style:font-size-asian="12pt" style:font-size-complex="12pt"/>
    </style:style>
    <style:style style:name="T35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bold" officeooo:rsid="001dba74"/>
    </style:style>
    <style:style style:name="T36" style:family="text">
      <style:text-properties fo:font-variant="normal" fo:text-transform="none" fo:color="#444444" loext:opacity="100%" style:font-name="monospace" fo:font-size="8.39999961853027pt" fo:letter-spacing="normal" fo:font-style="normal" fo:font-weight="normal"/>
    </style:style>
    <style:style style:name="T37" style:family="text">
      <style:text-properties fo:font-variant="normal" fo:text-transform="none" fo:color="#444444" loext:opacity="100%" style:font-name="monospace" fo:font-size="8.39999961853027pt" fo:letter-spacing="normal" fo:font-style="normal" fo:font-weight="normal" officeooo:rsid="002b8ce2" fo:background-color="transparent" loext:char-shading-value="0"/>
    </style:style>
    <style:style style:name="T38" style:family="text">
      <style:text-properties fo:font-variant="normal" fo:text-transform="none" fo:color="#444444" loext:opacity="100%" style:font-name="monospace" fo:font-size="8.39999961853027pt" fo:letter-spacing="normal" fo:font-style="normal" fo:font-weight="bold"/>
    </style:style>
    <style:style style:name="T39" style:family="text">
      <style:text-properties fo:font-variant="normal" fo:text-transform="none" fo:color="#444444" loext:opacity="100%" style:font-name="monospace" fo:font-size="8.39999961853027pt" fo:letter-spacing="normal" fo:font-style="normal" fo:font-weight="bold" officeooo:rsid="002b8ce2" fo:background-color="transparent" loext:char-shading-value="0"/>
    </style:style>
    <style:style style:name="T40" style:family="text">
      <style:text-properties fo:font-variant="normal" fo:text-transform="none" fo:color="#444444" loext:opacity="100%" style:font-name="monospace" fo:font-size="8.39999961853027pt" fo:letter-spacing="normal" fo:language="en" fo:country="US" fo:font-style="normal" fo:font-weight="normal" officeooo:rsid="004fc781" fo:background-color="transparent" loext:char-shading-value="0"/>
    </style:style>
    <style:style style:name="T41" style:family="text">
      <style:text-properties fo:font-variant="normal" fo:text-transform="none" fo:color="#444444" loext:opacity="100%" style:font-name="monospace" fo:font-size="8.39999961853027pt" fo:letter-spacing="normal" fo:language="en" fo:country="US" fo:font-style="normal" fo:font-weight="normal" officeooo:rsid="00527c26" fo:background-color="transparent" loext:char-shading-value="0"/>
    </style:style>
    <style:style style:name="T42" style:family="text">
      <style:text-properties fo:font-variant="normal" fo:text-transform="none" fo:color="#444444" loext:opacity="100%" style:font-name="apple-system" fo:letter-spacing="normal" fo:font-style="normal" fo:font-weight="normal"/>
    </style:style>
    <style:style style:name="T43" style:family="text">
      <style:text-properties fo:font-variant="normal" fo:text-transform="none" fo:color="#444444" loext:opacity="100%" style:font-name="apple-system" fo:letter-spacing="normal" fo:font-style="normal" fo:font-weight="normal" officeooo:rsid="002b8ce2" fo:background-color="transparent" loext:char-shading-value="0"/>
    </style:style>
    <style:style style:name="T44" style:family="text">
      <style:text-properties fo:font-variant="normal" fo:text-transform="none" fo:color="#444444" loext:opacity="100%" style:font-name="apple-system" fo:letter-spacing="normal" fo:language="en" fo:country="US" fo:font-style="normal" fo:font-weight="normal" officeooo:rsid="001eaebc" fo:background-color="transparent" loext:char-shading-value="0"/>
    </style:style>
    <style:style style:name="T45" style:family="text">
      <style:text-properties fo:font-variant="normal" fo:text-transform="none" fo:color="#444444" loext:opacity="100%" style:font-name="apple-system" fo:letter-spacing="normal" fo:language="en" fo:country="US" fo:font-style="normal" fo:font-weight="normal" officeooo:rsid="001dba74"/>
    </style:style>
    <style:style style:name="T46" style:family="text">
      <style:text-properties fo:font-variant="normal" fo:text-transform="none" fo:color="#444444" loext:opacity="100%" style:font-name="apple-system" fo:font-size="10.5pt" fo:letter-spacing="normal" fo:font-style="normal" fo:font-weight="normal"/>
    </style:style>
    <style:style style:name="T47" style:family="text">
      <style:text-properties fo:font-variant="normal" fo:text-transform="none" fo:color="#444444" loext:opacity="100%" style:font-name="apple-system" fo:font-size="12pt" fo:letter-spacing="normal" fo:language="en" fo:country="US" fo:font-style="normal" fo:font-weight="normal" officeooo:rsid="001dba74" style:font-size-asian="12pt" style:font-size-complex="12pt"/>
    </style:style>
    <style:style style:name="T48" style:family="text">
      <style:text-properties fo:font-variant="normal" fo:text-transform="none" fo:color="#444444" loext:opacity="100%" style:font-name="apple-system" fo:font-size="8.39999961853027pt" fo:letter-spacing="normal" fo:font-style="normal" fo:font-weight="normal" officeooo:rsid="002b8ce2" fo:background-color="transparent" loext:char-shading-value="0"/>
    </style:style>
    <style:style style:name="T49" style:family="text">
      <style:text-properties fo:font-variant="normal" fo:text-transform="none" fo:color="#880000" loext:opacity="100%" style:font-name="monospace" fo:font-size="10.5pt" fo:letter-spacing="normal" fo:font-style="normal" fo:font-weight="normal"/>
    </style:style>
    <style:style style:name="T50" style:family="text">
      <style:text-properties fo:font-variant="normal" fo:text-transform="none" fo:color="#880000" loext:opacity="100%" style:font-name="monospace" fo:font-size="10.5pt" fo:letter-spacing="normal" fo:font-style="normal" fo:font-weight="normal" officeooo:rsid="002b8ce2" fo:background-color="transparent" loext:char-shading-value="0"/>
    </style:style>
    <style:style style:name="T51" style:family="text">
      <style:text-properties fo:font-variant="normal" fo:text-transform="none" fo:color="#880000" loext:opacity="100%" style:font-name="monospace" fo:font-size="10.5pt" fo:letter-spacing="normal" fo:font-style="normal" fo:font-weight="bold" officeooo:rsid="002b8ce2" fo:background-color="transparent" loext:char-shading-value="0"/>
    </style:style>
    <style:style style:name="T52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53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normal" officeooo:rsid="001dba74" style:font-size-asian="12pt" style:font-size-complex="12pt"/>
    </style:style>
    <style:style style:name="T54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normal" officeooo:rsid="001dba74"/>
    </style:style>
    <style:style style:name="T55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bold" officeooo:rsid="001eaebc" fo:background-color="transparent" loext:char-shading-value="0"/>
    </style:style>
    <style:style style:name="T56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bold" officeooo:rsid="001dba74" style:font-size-asian="12pt" style:font-size-complex="12pt"/>
    </style:style>
    <style:style style:name="T57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bold" officeooo:rsid="001dba74"/>
    </style:style>
    <style:style style:name="T58" style:family="text">
      <style:text-properties fo:font-variant="normal" fo:text-transform="none" fo:color="#880000" loext:opacity="100%" style:font-name="monospace" fo:font-size="8.39999961853027pt" fo:letter-spacing="normal" fo:font-style="normal" fo:font-weight="normal"/>
    </style:style>
    <style:style style:name="T59" style:family="text">
      <style:text-properties fo:font-variant="normal" fo:text-transform="none" fo:color="#880000" loext:opacity="100%" style:font-name="monospace" fo:font-size="8.39999961853027pt" fo:letter-spacing="normal" fo:font-style="normal" fo:font-weight="normal" officeooo:rsid="002b8ce2" fo:background-color="transparent" loext:char-shading-value="0"/>
    </style:style>
    <style:style style:name="T60" style:family="text">
      <style:text-properties fo:font-variant="normal" fo:text-transform="none" fo:color="#880000" loext:opacity="100%" style:font-name="monospace" fo:font-size="8.39999961853027pt" fo:letter-spacing="normal" fo:font-style="normal" fo:font-weight="bold"/>
    </style:style>
    <style:style style:name="T61" style:family="text">
      <style:text-properties fo:font-variant="normal" fo:text-transform="none" fo:color="#880000" loext:opacity="100%" style:font-name="monospace" fo:font-size="8.39999961853027pt" fo:letter-spacing="normal" fo:font-style="normal" fo:font-weight="bold" officeooo:rsid="002b8ce2" fo:background-color="transparent" loext:char-shading-value="0"/>
    </style:style>
    <style:style style:name="T62" style:family="text">
      <style:text-properties fo:font-variant="normal" fo:text-transform="none" fo:color="#880000" loext:opacity="100%" style:font-name="monospace" fo:font-size="8.39999961853027pt" fo:letter-spacing="normal" fo:language="en" fo:country="US" fo:font-style="normal" fo:font-weight="bold" officeooo:rsid="004fc781" fo:background-color="transparent" loext:char-shading-value="0"/>
    </style:style>
    <style:style style:name="T63" style:family="text">
      <style:text-properties fo:font-variant="normal" fo:text-transform="none" fo:color="#888888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64" style:family="text">
      <style:text-properties fo:font-variant="normal" fo:text-transform="none" fo:color="#888888" loext:opacity="100%" style:font-name="monospace" fo:font-size="10.5pt" fo:letter-spacing="normal" fo:language="en" fo:country="US" fo:font-style="normal" fo:font-weight="normal" officeooo:rsid="001dba74" style:font-size-asian="12pt" style:font-size-complex="12pt"/>
    </style:style>
    <style:style style:name="T65" style:family="text">
      <style:text-properties fo:font-variant="normal" fo:text-transform="none" fo:color="#888888" loext:opacity="100%" style:font-name="monospace" fo:font-size="10.5pt" fo:letter-spacing="normal" fo:language="en" fo:country="US" fo:font-style="normal" fo:font-weight="normal" officeooo:rsid="001dba74"/>
    </style:style>
    <style:style style:name="T66" style:family="text">
      <style:text-properties fo:font-variant="normal" fo:text-transform="none" fo:color="#888888" loext:opacity="100%" style:font-name="monospace" fo:font-size="8.39999961853027pt" fo:letter-spacing="normal" fo:font-style="normal" fo:font-weight="normal"/>
    </style:style>
    <style:style style:name="T67" style:family="text">
      <style:text-properties fo:font-variant="normal" fo:text-transform="none" fo:color="#888888" loext:opacity="100%" style:font-name="monospace" fo:font-size="8.39999961853027pt" fo:letter-spacing="normal" fo:font-style="normal" fo:font-weight="normal" officeooo:rsid="002b8ce2" fo:background-color="transparent" loext:char-shading-value="0"/>
    </style:style>
    <style:style style:name="T68" style:family="text">
      <style:text-properties fo:font-variant="normal" fo:text-transform="none" fo:color="#888888" loext:opacity="100%" style:font-name="monospace" fo:font-size="8.39999961853027pt" fo:letter-spacing="normal" fo:language="en" fo:country="US" fo:font-style="normal" fo:font-weight="normal" officeooo:rsid="00788e53" fo:background-color="transparent" loext:char-shading-value="0"/>
    </style:style>
    <style:style style:name="T69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1eaebc" fo:background-color="transparent" loext:char-shading-value="0"/>
    </style:style>
    <style:style style:name="T70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393f5a" fo:background-color="transparent" loext:char-shading-value="0"/>
    </style:style>
    <style:style style:name="T71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2b52b5" fo:background-color="transparent" loext:char-shading-value="0"/>
    </style:style>
    <style:style style:name="T72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1dba74"/>
    </style:style>
    <style:style style:name="T73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6929ab"/>
    </style:style>
    <style:style style:name="T74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817de8"/>
    </style:style>
    <style:style style:name="T75" style:family="text">
      <style:text-properties fo:font-variant="normal" fo:text-transform="none" fo:color="#515151" loext:opacity="100%" style:font-name="apple-system" fo:letter-spacing="normal" fo:language="ru" fo:country="RU" fo:font-style="normal" fo:font-weight="normal" officeooo:rsid="002f3182" fo:background-color="transparent" loext:char-shading-value="0"/>
    </style:style>
    <style:style style:name="T76" style:family="text">
      <style:text-properties fo:font-variant="normal" fo:text-transform="none" fo:color="#515151" loext:opacity="100%" style:font-name="apple-system" fo:letter-spacing="normal" fo:language="ru" fo:country="RU" fo:font-style="normal" fo:font-weight="normal" officeooo:rsid="0024af3c" fo:background-color="transparent" loext:char-shading-value="0"/>
    </style:style>
    <style:style style:name="T77" style:family="text">
      <style:text-properties fo:font-variant="normal" fo:text-transform="none" fo:color="#515151" loext:opacity="100%" style:font-name="apple-system" fo:letter-spacing="normal" fo:language="ru" fo:country="RU" fo:font-style="normal" fo:font-weight="normal" officeooo:rsid="00817de8"/>
    </style:style>
    <style:style style:name="T78" style:family="text">
      <style:text-properties fo:font-variant="normal" fo:text-transform="none" fo:color="#515151" loext:opacity="100%" style:font-name="apple-system" fo:letter-spacing="normal" fo:font-style="normal" fo:font-weight="normal"/>
    </style:style>
    <style:style style:name="T79" style:family="text">
      <style:text-properties fo:font-variant="normal" fo:text-transform="none" fo:color="#515151" loext:opacity="100%" style:font-name="apple-system" fo:letter-spacing="normal" fo:font-style="normal" fo:font-weight="normal" officeooo:rsid="002b8ce2" fo:background-color="transparent" loext:char-shading-value="0"/>
    </style:style>
    <style:style style:name="T80" style:family="text">
      <style:text-properties fo:font-variant="normal" fo:text-transform="none" fo:color="#515151" loext:opacity="100%" style:font-name="apple-system" fo:letter-spacing="normal" fo:font-style="normal" fo:font-weight="normal" officeooo:rsid="00681104"/>
    </style:style>
    <style:style style:name="T81" style:family="text">
      <style:text-properties fo:font-variant="normal" fo:text-transform="none" fo:color="#515151" loext:opacity="100%" style:font-name="apple-system" fo:font-size="12pt" fo:letter-spacing="normal" fo:font-style="normal" fo:font-weight="normal" style:font-size-asian="12pt" style:font-size-complex="12pt"/>
    </style:style>
    <style:style style:name="T82" style:family="text">
      <style:text-properties fo:font-variant="normal" fo:text-transform="none" fo:color="#515151" loext:opacity="100%" style:font-name="apple-system" fo:font-size="12pt" fo:letter-spacing="normal" fo:language="en" fo:country="US" fo:font-style="normal" fo:font-weight="normal" officeooo:rsid="001dba74" style:font-size-asian="12pt" style:font-size-complex="12pt"/>
    </style:style>
    <style:style style:name="T83" style:family="text">
      <style:text-properties fo:font-variant="normal" fo:text-transform="none" fo:color="#515151" loext:opacity="100%" style:font-name="apple-system" fo:font-size="10.5pt" fo:letter-spacing="normal" fo:font-style="normal" fo:font-weight="normal"/>
    </style:style>
    <style:style style:name="T84" style:family="text">
      <style:text-properties fo:font-variant="normal" fo:text-transform="none" fo:color="#515151" loext:opacity="100%" style:font-name="apple-system" fo:font-size="10.5pt" fo:letter-spacing="normal" fo:font-style="normal" fo:font-weight="normal" style:font-size-asian="12pt" style:font-size-complex="12pt"/>
    </style:style>
    <style:style style:name="T85" style:family="text">
      <style:text-properties fo:font-variant="normal" fo:text-transform="none" fo:color="#515151" loext:opacity="100%" style:font-name="apple-system" fo:font-size="10.5pt" fo:letter-spacing="normal" fo:language="en" fo:country="US" fo:font-style="normal" fo:font-weight="normal" officeooo:rsid="007f5a3f"/>
    </style:style>
    <style:style style:name="T86" style:family="text">
      <style:text-properties fo:font-variant="normal" fo:text-transform="none" fo:color="#515151" loext:opacity="100%" style:font-name="apple-system" fo:font-size="8.39999961853027pt" fo:letter-spacing="normal" fo:font-style="normal" fo:font-weight="normal" officeooo:rsid="002b8ce2" fo:background-color="transparent" loext:char-shading-value="0"/>
    </style:style>
    <style:style style:name="T87" style:family="text">
      <style:text-properties fo:font-variant="normal" fo:text-transform="none" fo:color="#397300" loext:opacity="100%" style:font-name="monospace" fo:font-size="10.5pt" fo:letter-spacing="normal" fo:font-style="normal" fo:font-weight="normal"/>
    </style:style>
    <style:style style:name="T88" style:family="text">
      <style:text-properties fo:font-variant="normal" fo:text-transform="none" fo:color="#397300" loext:opacity="100%" style:font-name="monospace" fo:font-size="10.5pt" fo:letter-spacing="normal" fo:font-style="normal" fo:font-weight="normal" officeooo:rsid="002b8ce2" fo:background-color="transparent" loext:char-shading-value="0"/>
    </style:style>
    <style:style style:name="T89" style:family="text">
      <style:text-properties fo:font-variant="normal" fo:text-transform="none" fo:color="#397300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90" style:family="text">
      <style:text-properties fo:font-variant="normal" fo:text-transform="none" fo:color="#397300" loext:opacity="100%" style:font-name="monospace" fo:font-size="10.5pt" fo:letter-spacing="normal" fo:language="en" fo:country="US" fo:font-style="normal" fo:font-weight="normal" officeooo:rsid="001dba74" style:font-size-asian="12pt" style:font-size-complex="12pt"/>
    </style:style>
    <style:style style:name="T91" style:family="text">
      <style:text-properties fo:font-variant="normal" fo:text-transform="none" fo:color="#397300" loext:opacity="100%" style:font-name="monospace" fo:font-size="10.5pt" fo:letter-spacing="normal" fo:language="en" fo:country="US" fo:font-style="normal" fo:font-weight="normal" officeooo:rsid="001dba74"/>
    </style:style>
    <style:style style:name="T92" style:family="text">
      <style:text-properties fo:font-variant="normal" fo:text-transform="none" fo:color="#397300" loext:opacity="100%" style:font-name="monospace" fo:font-size="8.39999961853027pt" fo:letter-spacing="normal" fo:font-style="normal" fo:font-weight="normal"/>
    </style:style>
    <style:style style:name="T93" style:family="text">
      <style:text-properties fo:font-variant="normal" fo:text-transform="none" fo:color="#397300" loext:opacity="100%" style:font-name="monospace" fo:font-size="8.39999961853027pt" fo:letter-spacing="normal" fo:font-style="normal" fo:font-weight="normal" officeooo:rsid="002b8ce2" fo:background-color="transparent" loext:char-shading-value="0"/>
    </style:style>
    <style:style style:name="T94" style:family="text">
      <style:text-properties fo:font-variant="normal" fo:text-transform="none" fo:color="#d81b60" loext:opacity="100%" style:text-line-through-style="none" style:text-line-through-type="none" style:font-name="Droid Sans Mono" fo:font-size="9pt" fo:letter-spacing="normal" fo:language="en" fo:country="US" fo:font-style="normal" style:text-underline-style="none" fo:font-weight="normal" officeooo:rsid="007f5a3f" style:text-blinking="false"/>
    </style:style>
    <style:style style:name="T95" style:family="text">
      <style:text-properties fo:color="#515151" loext:opacity="100%"/>
    </style:style>
    <style:style style:name="T96" style:family="text">
      <style:text-properties style:font-name="apple-system1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www.interviewbit.com/javascript-interview-questions/" text:style-name="Internet_20_link" text:visited-style-name="Visited_20_Internet_20_Link"><text:span text:style-name="T12">https://www.interviewbit.com/javascript-interview-questions/</text:span></text:a><text:span text:style-name="T12"><text:line-break/><text:line-break/></text:span><text:span text:style-name="T72">19. Explain Scope and Scope Chain in javascript.</text:span></text:p>
      <text:p text:style-name="P29"><text:span text:style-name="T72">20. Explain Closures in JavaScript.</text:span></text:p>
      <text:p text:style-name="P29"><text:span text:style-name="T72"/></text:p>
      <text:p text:style-name="P29"><text:span text:style-name="T64">// Each time bigFunc is called, an array of size 700 is being created,</text:span><text:span text:style-name="T47"> </text:span><text:span text:style-name="T64">// Modify the code so that we don't create the same array again and again</text:span><text:span text:style-name="T47"> <text:line-break/></text:span><text:span text:style-name="T34">function</text:span><text:span text:style-name="T31"> </text:span><text:span text:style-name="T56">bigFunc</text:span><text:span text:style-name="T31">(element){ <text:line-break/> let</text:span><text:span text:style-name="T47"> </text:span><text:span text:style-name="T31">newArray = new</text:span><text:span text:style-name="T47"> </text:span><text:span text:style-name="T90">Array</text:span><text:span text:style-name="T31">(</text:span><text:span text:style-name="T53">700</text:span><text:span text:style-name="T31">).fill(</text:span><text:span text:style-name="T53">'♥'</text:span><text:span text:style-name="T31">); <text:line-break/> return</text:span><text:span text:style-name="T47"> </text:span><text:span text:style-name="T31">newArray[element]; <text:line-break/>} <text:line-break/></text:span><text:span text:style-name="T90">console</text:span><text:span text:style-name="T31">.log(bigFunc(</text:span><text:span text:style-name="T53">599</text:span><text:span text:style-name="T31">)); </text:span><text:span text:style-name="T64">// Array is created</text:span><text:span text:style-name="T47"> <text:line-break/></text:span><text:span text:style-name="T90">console</text:span><text:span text:style-name="T31">.log(bigFunc(</text:span><text:span text:style-name="T53">670</text:span><text:span text:style-name="T31">)); </text:span><text:span text:style-name="T64">// Array is created again</text:span><text:span text:style-name="T82"> <text:line-break/><text:line-break/></text:span><text:span text:style-name="T35">function</text:span><text:span text:style-name="T32"> </text:span><text:span text:style-name="T57">bigFunc</text:span><text:span text:style-name="T32">(){ <text:line-break/> <text:s text:c="3"/>let</text:span><text:span text:style-name="T45"> </text:span><text:span text:style-name="T32">newArray = new</text:span><text:span text:style-name="T45"> </text:span><text:span text:style-name="T91">Array</text:span><text:span text:style-name="T32">(</text:span><text:span text:style-name="T54">700</text:span><text:span text:style-name="T32">).fill(</text:span><text:span text:style-name="T54">'♥'</text:span><text:span text:style-name="T32">); <text:line-break/> <text:s text:c="3"/>return</text:span><text:span text:style-name="T45"> </text:span><text:span text:style-name="T32">(element) =&gt;</text:span><text:span text:style-name="T45"> </text:span><text:span text:style-name="T32">newArray[element]; <text:line-break/>} <text:line-break/>let</text:span><text:span text:style-name="T45"> </text:span><text:span text:style-name="T32">getElement = bigFunc(); </text:span><text:span text:style-name="T65">// Array is created only once</text:span><text:span text:style-name="T45"> <text:line-break/></text:span><text:span text:style-name="T32">getElement(</text:span><text:span text:style-name="T54">599</text:span><text:span text:style-name="T32">); <text:line-break/>getElement(</text:span><text:span text:style-name="T54">670</text:span><text:span text:style-name="T32">);</text:span><text:span text:style-name="T72"> </text:span></text:p>
      <text:p text:style-name="P29"><text:span text:style-name="T72"/></text:p>
      <text:p text:style-name="P29"><text:span text:style-name="T21"><text:line-break/><text:line-break/></text:span><text:span text:style-name="T69">2. Explain Hoisting in javascript.<text:line-break/><text:line-break/> </text:span><text:span text:style-name="T29">hoistedVariable = </text:span><text:span text:style-name="T52">3</text:span><text:span text:style-name="T29">; <text:line-break/> </text:span><text:span text:style-name="T89">console</text:span><text:span text:style-name="T29">.log(hoistedVariable);</text:span><text:span text:style-name="T63"> <text:line-break/> </text:span><text:span text:style-name="T29">var</text:span><text:span text:style-name="T44"> </text:span><text:span text:style-name="T29">hoistedVariable;</text:span><text:span text:style-name="T69"> <text:line-break/> </text:span><text:span text:style-name="T63">// outputs 3 even when the variable is declared after it is initialized<text:line-break/><text:line-break/>-----------------------------------------------------------<text:line-break/> </text:span><text:span text:style-name="T29">hoistedFunction(); <text:line-break/></text:span><text:span text:style-name="T29"> </text:span><text:span text:style-name="T33">function</text:span><text:span text:style-name="T29"> </text:span><text:span text:style-name="T55">hoistedFunction</text:span><text:span text:style-name="T29">(){ </text:span><text:span text:style-name="T89">console</text:span><text:span text:style-name="T29">.log(</text:span><text:span text:style-name="T52">" Hello world! "</text:span><text:span text:style-name="T29">); }</text:span><text:span text:style-name="T63"> <text:line-break/> // Outputs " Hello world! " even when the function is declared after calling<text:line-break/><text:line-break/>------------------------------------------------<text:line-break/><text:line-break/> </text:span><text:span text:style-name="T29">var x; </text:span><text:span text:style-name="T89">console</text:span><text:span text:style-name="T29">.log(x); </text:span><text:span text:style-name="T63"><text:line-break/></text:span><text:span text:style-name="T29"> x = </text:span><text:span text:style-name="T52">23</text:span><text:span text:style-name="T29">;<text:line-break/> </text:span><text:span text:style-name="T63">// Outputs "undefined" since the initialization of "x" is not hoisted </text:span><text:span text:style-name="T8"><text:line-break/><text:line-break/></text:span><text:span text:style-name="T76">45. What is a Temporal Dead Zone?</text:span></text:p>
      <text:p text:style-name="P28"><text:span text:style-name="T71"/></text:p>
      <text:p text:style-name="P28"><text:span text:style-name="T71"/></text:p>
      <text:p text:style-name="P28"><text:span text:style-name="T71"/></text:p>
      <text:p text:style-name="P28"><text:span text:style-name="T71"/></text:p>
      <text:p text:style-name="P28"><text:span text:style-name="T71"/></text:p>
      <text:p text:style-name="P28"><text:span text:style-name="T71"/></text:p>
      <text:p text:style-name="P28"><text:soft-page-break/><text:span text:style-name="T79">34. Differences between declaring variables using var, let and const.<text:line-break/><text:line-break/> <text:s text:c="4"/></text:span><text:span text:style-name="T37">var</text:span><text:span text:style-name="T43"> </text:span><text:span text:style-name="T37">variable1 = </text:span><text:span text:style-name="T59">23</text:span><text:span text:style-name="T37">; <text:line-break/> <text:s text:c="2"/>let</text:span><text:span text:style-name="T43"> </text:span><text:span text:style-name="T37">variable2 = </text:span><text:span text:style-name="T59">89</text:span><text:span text:style-name="T37">; <text:line-break/> <text:s text:c="2"/></text:span><text:span text:style-name="T39">function</text:span><text:span text:style-name="T37"> </text:span><text:span text:style-name="T61">catchValues</text:span><text:span text:style-name="T37">(){ <text:line-break/> <text:s text:c="5"/></text:span><text:span text:style-name="T93">console</text:span><text:span text:style-name="T37">.log(variable1); <text:line-break/> <text:s text:c="5"/></text:span><text:span text:style-name="T93">console</text:span><text:span text:style-name="T37">.log(variable2); <text:line-break/></text:span><text:span text:style-name="T43"> <text:s text:c="3"/></text:span><text:span text:style-name="T37">} </text:span></text:p>
      <text:p text:style-name="P11"><text:span text:style-name="T61"><text:s text:c="3"/>catchValues</text:span><text:span text:style-name="T62">();</text:span><text:span text:style-name="T37"><text:line-break/> <text:s text:c="2"/></text:span><text:span text:style-name="T93">console</text:span><text:span text:style-name="T37">.log</text:span><text:span text:style-name="T40">(</text:span><text:span text:style-name="T93">window</text:span><text:span text:style-name="T37">.variable1</text:span><text:span text:style-name="T40">)</text:span><text:span text:style-name="T37">; </text:span><text:span text:style-name="T43"><text:line-break/> <text:s text:c="3"/></text:span><text:span text:style-name="T93">console</text:span><text:span text:style-name="T37">.log</text:span><text:span text:style-name="T40">(</text:span><text:span text:style-name="T93">window</text:span><text:span text:style-name="T37">.variable2</text:span><text:span text:style-name="T40">)</text:span><text:span text:style-name="T37">; </text:span></text:p>
      <text:p text:style-name="P10"><text:span text:style-name="T37"><text:line-break/> <text:s text:c="2"/></text:span><text:span text:style-name="T67">// Both the variables can be accessed anywhere since they are declared in the global scope</text:span></text:p>
      <text:p text:style-name="P24"><text:span text:style-name="T67"><text:s text:c="3"/>// Returns the value 23</text:span><text:span text:style-name="T48"> </text:span><text:span text:style-name="T37"><text:line-break/> <text:s text:c="2"/></text:span><text:span text:style-name="T67">// Returns undefined</text:span><text:span text:style-name="T79"> <text:line-break/>----------------------------------------------------------------------------------------------------<text:line-break/> <text:s text:c="3"/></text:span><text:span text:style-name="T37">{ <text:line-break/> <text:s text:c="6"/>var</text:span><text:span text:style-name="T43"> </text:span><text:span text:style-name="T37">variable3 = [</text:span><text:span text:style-name="T59">1</text:span><text:span text:style-name="T37">, </text:span><text:span text:style-name="T59">2</text:span><text:span text:style-name="T37">, </text:span><text:span text:style-name="T59">3</text:span><text:span text:style-name="T37">, </text:span><text:span text:style-name="T59">4</text:span><text:span text:style-name="T37">]; <text:line-break/> <text:s text:c="2"/>} <text:line-break/> <text:s text:c="2"/></text:span><text:span text:style-name="T93">console</text:span><text:span text:style-name="T37">.log(variable3); <text:line-break/> <text:s text:c="2"/></text:span><text:span text:style-name="T67">// Outputs [1,2,3,4]</text:span><text:span text:style-name="T86"> <text:line-break/>----------------------------------------------------------------------------------------------------<text:line-break/> <text:s text:c="3"/></text:span><text:span text:style-name="T37">{ <text:line-break/> <text:s text:c="3"/>let</text:span><text:span text:style-name="T48"> </text:span><text:span text:style-name="T37">variable4 = [</text:span><text:span text:style-name="T59">6</text:span><text:span text:style-name="T37">, </text:span><text:span text:style-name="T59">55</text:span><text:span text:style-name="T37">, -</text:span><text:span text:style-name="T59">1</text:span><text:span text:style-name="T37">, </text:span><text:span text:style-name="T59">2</text:span><text:span text:style-name="T37">]; <text:line-break/> <text:s/>} <text:line-break/> <text:s/></text:span><text:span text:style-name="T93">console</text:span><text:span text:style-name="T37">.log(variable4);<text:line-break/> <text:s/></text:span><text:span text:style-name="T67">// Throws error</text:span><text:span text:style-name="T86"> <text:line-break/>----------------------------------------------------------------------------------------------------<text:line-break/> <text:s text:c="3"/></text:span><text:span text:style-name="T37">for(let</text:span><text:span text:style-name="T48"> </text:span><text:span text:style-name="T37">i = </text:span><text:span text:style-name="T59">0</text:span><text:span text:style-name="T37">; i &lt; </text:span><text:span text:style-name="T59">2</text:span><text:span text:style-name="T37">; i++){ </text:span><text:span text:style-name="T67">//Do something</text:span><text:span text:style-name="T48"> </text:span><text:span text:style-name="T37">} <text:line-break/> <text:s/></text:span><text:span text:style-name="T93">console</text:span><text:span text:style-name="T37">.log(i); </text:span><text:span text:style-name="T86"><text:line-break/> <text:s text:c="4"/></text:span><text:span text:style-name="T67">// Throws error</text:span><text:span text:style-name="T86"> <text:line-break/>----------------------------------------------------------------------------------------------------<text:line-break/> <text:s text:c="3"/></text:span><text:span text:style-name="T37">for(var</text:span><text:span text:style-name="T48"> </text:span><text:span text:style-name="T37">j = </text:span><text:span text:style-name="T59">0</text:span><text:span text:style-name="T37">; j &lt; </text:span><text:span text:style-name="T59">2</text:span><text:span text:style-name="T37">; i++){ </text:span><text:span text:style-name="T67">// Do something</text:span><text:span text:style-name="T48"> </text:span><text:span text:style-name="T37">} <text:line-break/> <text:s/></text:span><text:span text:style-name="T93">console</text:span><text:span text:style-name="T37">.log(j</text:span><text:span text:style-name="T41">)</text:span><text:span text:style-name="T37">;<text:line-break/> <text:s text:c="2"/></text:span><text:span text:style-name="T67">// Outputs 2 </text:span></text:p>
      <text:p text:style-name="P24"><text:span text:style-name="T67">---------------------------------------------------------------------------<text:line-break/>// </text:span><text:span text:style-name="T68">how to fix ?</text:span></text:p>
      <text:p text:style-name="P26"><text:span text:style-name="T28">function</text:span><text:span text:style-name="T26"> </text:span><text:span text:style-name="T51">func2</text:span><text:span text:style-name="T26">(){ <text:line-break/> <text:s text:c="3"/>for(var</text:span><text:span text:style-name="T48"> </text:span><text:span text:style-name="T26">i = </text:span><text:span text:style-name="T50">0</text:span><text:span text:style-name="T26">; i &lt; </text:span><text:span text:style-name="T50">3</text:span><text:span text:style-name="T26">; i++){ <text:line-break/> <text:s text:c="7"/></text:span><text:span text:style-name="T88">setTimeout</text:span><text:span text:style-name="T26">(()=&gt;</text:span><text:span text:style-name="T48"> </text:span><text:span text:style-name="T88">console</text:span><text:span text:style-name="T26">.log(i),</text:span><text:span text:style-name="T50">2000</text:span><text:span text:style-name="T26">); <text:line-break/> <text:s text:c="3"/>} <text:line-break/>} <text:line-break/>func2();</text:span><text:span text:style-name="T67"><text:line-break/>---------------------------------------------------------------------------</text:span><text:span text:style-name="T79"><text:line-break/></text:span><text:span text:style-name="T26">var</text:span><text:span text:style-name="T43"> </text:span><text:span text:style-name="T26">x = </text:span><text:span text:style-name="T50">23</text:span><text:span text:style-name="T26">; <text:line-break/>(</text:span><text:span text:style-name="T28">function</text:span><text:span text:style-name="T26">(){ <text:line-break/> <text:s text:c="2"/>var</text:span><text:span text:style-name="T43"> </text:span><text:span text:style-name="T26">x = </text:span><text:span text:style-name="T50">43</text:span><text:span text:style-name="T26">; <text:line-break/> <text:s text:c="2"/>(</text:span><text:span text:style-name="T28">function</text:span><text:span text:style-name="T26"> </text:span><text:span text:style-name="T51">random</text:span><text:span text:style-name="T26">(){<text:line-break/> <text:s text:c="6"/>x++; <text:line-break/> <text:s text:c="6"/></text:span><text:span text:style-name="T88">console</text:span><text:span text:style-name="T26">.log(x); <text:line-break/> <text:s text:c="6"/>var</text:span><text:span text:style-name="T43"> </text:span><text:span text:style-name="T26">x = </text:span><text:span text:style-name="T50">21</text:span><text:span text:style-name="T26">; <text:line-break/> <text:s text:c="3"/>})(); <text:line-break/>})();</text:span></text:p>
      <text:p text:style-name="P24"><text:span text:style-name="T79"/></text:p>
      <text:p text:style-name="P24"><text:span text:style-name="T79"/></text:p>
      <text:p text:style-name="P27"><text:span text:style-name="T75"/></text:p>
      <text:p text:style-name="P27"><text:span text:style-name="T75"/></text:p>
      <text:p text:style-name="P27"><text:span text:style-name="T75"/></text:p>
      <text:p text:style-name="P27"><text:soft-page-break/><text:span text:style-name="T75">13. Explain “this” keyword.</text:span><text:span text:style-name="T70"><text:line-break/><text:line-break/> <text:s text:c="3"/></text:span><text:span text:style-name="T30">let hero = { <text:line-break/> <text:s text:c="4"/>powerLevel: 99, <text:line-break/> <text:s text:c="4"/>getPower(){ return this.powerLevel; } <text:line-break/> <text:s/>} <text:line-break/> <text:s/>let getPower = hero.getPower; </text:span></text:p>
      <text:h text:style-name="P15" text:outline-level="3"><text:span text:style-name="T25"><text:s text:c="2"/>console.log(getPower());<text:line-break/>let hero2 = { powerLevel:42 }; <text:line-break/>console.log(getPower.apply(hero2));</text:span> </text:h>
      <text:p text:style-name="P12"><text:span text:style-name="T70">---------------------------------------------------------------------------------------------------<text:line-break/></text:span><text:span text:style-name="T30">const a = function(){ <text:line-break/> <text:s text:c="3"/>console.log(this); <text:line-break/> <text:s text:c="3"/>const b = { <text:line-break/> <text:s text:c="7"/>func1: function(){ console.log(this); }<text:line-break/> <text:s text:c="3"/>} <text:line-break/> <text:s text:c="3"/>const c = { <text:line-break/> <text:s text:c="7"/>func2: ()=&gt;{ console.log(this); } <text:line-break/> <text:s text:c="3"/>} <text:line-break/> <text:s text:c="3"/>b.func1(); <text:line-break/> <text:s text:c="3"/>c.func2(); <text:line-break/>} <text:line-break/>a();</text:span><text:span text:style-name="T70"> <text:line-break/></text:span></text:p>
      <text:p text:style-name="P13"><text:span text:style-name="T70">----------------------------------------------------------------------------------------------------<text:line-break/></text:span><text:span text:style-name="T30">const b = { <text:line-break/> <text:s text:c="3"/>name:"Vivek", <text:line-break/> <text:s text:c="3"/>f: function(){ <text:line-break/> <text:s text:c="7"/>var self = this; </text:span></text:p>
      <text:h text:style-name="P33" text:outline-level="3"><text:s text:c="8"/>console.log(this.name); <text:line-break/> <text:s text:c="2"/>(function(){ <text:line-break/> <text:s text:c="7"/>console.log(this.name); <text:line-break/> <text:s text:c="7"/>console.log(self.name); <text:line-break/> <text:s text:c="3"/>})(); <text:line-break/>} </text:h>
      <text:p text:style-name="P16">} <text:line-break/>b.f();</text:p>
      <text:p text:style-name="P18"><text:line-break/><text:line-break/>15. Explain call(), apply() and, bind() methods.<text:line-break/><text:line-break/>??? 22. What are object prototypes? ???</text:p>
      <text:p text:style-name="P2"/>
      <text:p text:style-name="P20"/>
      <text:p text:style-name="P21"><text:span text:style-name="T95">26</text:span>. <text:span text:style-name="T95">What</text:span> <text:span text:style-name="T95">is</text:span> <text:span text:style-name="T95">recursion</text:span> <text:span text:style-name="T95">in</text:span> <text:span text:style-name="T95">a</text:span> <text:span text:style-name="T95">programming</text:span> <text:span text:style-name="T95">language?</text:span></text:p>
      <text:p text:style-name="P21"><text:span text:style-name="T78"/></text:p>
      <text:p text:style-name="P21"><text:span text:style-name="T78"/></text:p>
      <text:p text:style-name="P21"><text:span text:style-name="T78"/></text:p>
      <text:p text:style-name="P21"><text:span text:style-name="T78"/></text:p>
      <text:p text:style-name="P21"><text:span text:style-name="T78"/></text:p>
      <text:p text:style-name="P21"><text:soft-page-break/><text:span text:style-name="T78">25. What is memoization?</text:span></text:p>
      <text:p text:style-name="P20"/>
      <text:p text:style-name="P9"><text:span text:style-name="T78">// 1, 1, 2, 3, 5, 8, 13, 21, 34, 55, 89 — </text:span><text:span text:style-name="T80">числа фибо</text:span></text:p>
      <text:p text:style-name="P9"><text:span text:style-name="T80">// </text:span><text:span text:style-name="T73">1, 2, 3, 4, 5, 6, <text:s text:c="2"/>7, <text:s text:c="2"/>8, <text:s text:c="2"/>9, 10, 11</text:span><text:span text:style-name="T78"><text:line-break/>function createFib() {<text:line-break/> <text:s text:c="3"/>const memo = {};<text:line-break/> <text:s text:c="3"/>return function fib(n) {<text:line-break/> <text:s text:c="7"/>if (n in memo) return memo[n];<text:line-break/> <text:s text:c="7"/>if (n &lt;= 2) <text:s text:c="3"/>return 1;<text:line-break/> <text:s text:c="7"/>memo[n] = fib(n - 1) + fib(n - 2);<text:line-break/> <text:s text:c="7"/>return memo[n];<text:line-break/> <text:s text:c="3"/>};<text:line-break/>}<text:line-break/>const fib = createFib();</text:span></text:p>
      <text:p text:style-name="Standard"><text:span text:style-name="T96"><text:line-break/></text:span><text:span text:style-name="T78">28. What is DOM?<text:line-break/><text:line-break/>30. What do you mean by BOM?<text:line-break/><text:line-break/>39. What are generator functions?<text:line-break/><text:line-break/></text:span><text:span text:style-name="T38">function</text:span><text:span text:style-name="T36">* </text:span><text:span text:style-name="T60">iteratorFunc</text:span><text:span text:style-name="T36">() { <text:line-break/> <text:s text:c="3"/>let</text:span><text:span text:style-name="T42"> </text:span><text:span text:style-name="T36">count = </text:span><text:span text:style-name="T58">0</text:span><text:span text:style-name="T36">; <text:line-break/> <text:s text:c="3"/>for</text:span><text:span text:style-name="T42"> </text:span><text:span text:style-name="T36">(let</text:span><text:span text:style-name="T42"> </text:span><text:span text:style-name="T36">i = </text:span><text:span text:style-name="T58">0</text:span><text:span text:style-name="T36">; i &lt; </text:span><text:span text:style-name="T58">2</text:span><text:span text:style-name="T36">; i++) { <text:line-break/> <text:s text:c="7"/>count++; <text:line-break/> <text:s text:c="7"/>yield</text:span><text:span text:style-name="T42"> </text:span><text:span text:style-name="T36">i; <text:line-break/> <text:s text:c="3"/>} <text:line-break/> <text:s text:c="3"/>return</text:span><text:span text:style-name="T42"> </text:span><text:span text:style-name="T36">count; <text:line-break/>} <text:line-break/>let</text:span><text:span text:style-name="T42"> </text:span><text:span text:style-name="T36">iterator = iteratorFunc(); <text:line-break/></text:span><text:span text:style-name="T92">console</text:span><text:span text:style-name="T36">.log(iterator.next()); </text:span><text:span text:style-name="T66">// {value:0,done:false}</text:span><text:span text:style-name="T42"> <text:line-break/></text:span><text:span text:style-name="T92">console</text:span><text:span text:style-name="T36">.log(iterator.next()); </text:span><text:span text:style-name="T66">// {value:1,done:false}</text:span><text:span text:style-name="T42"> <text:line-break/></text:span><text:span text:style-name="T92">console</text:span><text:span text:style-name="T36">.log(iterator.next()); </text:span><text:span text:style-name="T66">// {value:2,done:true}</text:span><text:span text:style-name="T78"> </text:span></text:p>
      <text:p text:style-name="P3"><text:line-break/>40. Explain WeakSet in javascript.<text:line-break/><text:line-break/>42. Explain WeakMap in javascript.</text:p>
      <text:p text:style-name="P19"><text:line-break/>??? 46. What do you mean by JavaScript Design Patterns? ???</text:p>
      <text:p text:style-name="P19"/>
      <text:p text:style-name="P19"><text:span text:style-name="T22">I. </text:span><text:span text:style-name="T11">Какие есть хранилища данных в браузере ?</text:span></text:p>
      <text:p text:style-name="P25"><text:span text:style-name="T78"><text:line-break/></text:span><text:span text:style-name="T74">II. </text:span><text:span text:style-name="T77">Что такое </text:span><text:span text:style-name="T74">virtual scroll </text:span><text:span text:style-name="T77">и принципы его работы ?<text:line-break/><text:line-break/></text:span><text:span text:style-name="T74">III. </text:span><text:span text:style-name="T77">Как браузер рендерить страницу (</text:span><text:span text:style-name="T74">microtask and macrotask</text:span><text:span text:style-name="T77">)</text:span></text:p>
      <text:p text:style-name="P25"><text:span text:style-name="T78"/></text:p>
      <text:p text:style-name="P25"><text:span text:style-name="T78"/></text:p>
      <text:p text:style-name="P25"><text:soft-page-break/><text:span text:style-name="T78"/></text:p>
      <text:p text:style-name="P25"><text:span text:style-name="T78"/></text:p>
      <text:p text:style-name="P25"><text:span text:style-name="T78"/></text:p>
      <text:p text:style-name="P25"><text:span text:style-name="T78"/></text:p>
      <text:p text:style-name="P25"><text:span text:style-name="T78">53. Guess the outputs of the following codes:</text:span></text:p>
      <text:p text:style-name="P4"><text:span text:style-name="T83"><text:line-break/></text:span><text:span text:style-name="T25">(</text:span><text:span text:style-name="T27">function</text:span><text:span text:style-name="T25">(){ <text:line-break/> <text:s text:c="3"/></text:span><text:span text:style-name="T87">setTimeout</text:span><text:span text:style-name="T25">(()=&gt;</text:span><text:span text:style-name="T42"> </text:span><text:span text:style-name="T87">console</text:span><text:span text:style-name="T25">.log(</text:span><text:span text:style-name="T49">1</text:span><text:span text:style-name="T25">),</text:span><text:span text:style-name="T49">2000</text:span><text:span text:style-name="T25">); <text:line-break/> <text:s text:c="3"/></text:span><text:span text:style-name="T87">console</text:span><text:span text:style-name="T25">.log(</text:span><text:span text:style-name="T49">2</text:span><text:span text:style-name="T25">); <text:line-break/> <text:s text:c="3"/></text:span><text:span text:style-name="T87">setTimeout</text:span><text:span text:style-name="T25">(()=&gt;</text:span><text:span text:style-name="T42"> </text:span><text:span text:style-name="T87">console</text:span><text:span text:style-name="T25">.log(</text:span><text:span text:style-name="T49">3</text:span><text:span text:style-name="T25">),</text:span><text:span text:style-name="T49">0</text:span><text:span text:style-name="T25">); <text:line-break/> <text:s text:c="3"/></text:span><text:span text:style-name="T87">console</text:span><text:span text:style-name="T25">.log(</text:span><text:span text:style-name="T49">4</text:span><text:span text:style-name="T25">); <text:line-break/>})();</text:span><text:span text:style-name="T78"> </text:span><text:span text:style-name="T83"><text:line-break/><text:line-break/></text:span></text:p>
      <text:h text:style-name="P1" text:outline-level="3">54. Guess the outputs of the following code:</text:h>
      <text:p text:style-name="P31"><text:span text:style-name="T25">let</text:span><text:span text:style-name="T46"> </text:span><text:span text:style-name="T25">x= {}, y = {name:</text:span><text:span text:style-name="T49">"Ronny"</text:span><text:span text:style-name="T25">}, z = {name:</text:span><text:span text:style-name="T49">"John"</text:span><text:span text:style-name="T25">}; <text:line-break/>x[y] = {name:</text:span><text:span text:style-name="T49">"Vivek"</text:span><text:span text:style-name="T25">}; <text:line-break/>x[z] = {name:</text:span><text:span text:style-name="T49">"Akki"</text:span><text:span text:style-name="T25">}; <text:line-break/></text:span><text:span text:style-name="T87">console</text:span><text:span text:style-name="T25">.log(x[y]);</text:span><text:span text:style-name="T83"> <text:line-break/><text:line-break/><text:line-break/></text:span><text:span text:style-name="T85">RXJS:<text:line-break/> <text:s text:c="4"/></text:span><text:a xlink:type="simple" xlink:href="https://rxjs.dev/api/operators/concatMap" text:style-name="Internet_20_link" text:visited-style-name="Visited_20_Internet_20_Link"><text:span text:style-name="Source_20_Text">concatMap</text:span></text:a><text:span text:style-name="Source_20_Text"><text:span text:style-name="T94">, </text:span></text:span><text:a xlink:type="simple" xlink:href="https://rxjs.dev/api/operators/exhaustMap" text:style-name="Internet_20_link" text:visited-style-name="Visited_20_Internet_20_Link"><text:span text:style-name="Source_20_Text">exhaustMap</text:span></text:a><text:span text:style-name="Source_20_Text"><text:span text:style-name="T94">, </text:span></text:span><text:a xlink:type="simple" xlink:href="https://rxjs.dev/api/operators/mergeMap" text:style-name="Internet_20_link" text:visited-style-name="Visited_20_Internet_20_Link"><text:span text:style-name="Source_20_Text">mergeMap</text:span></text:a><text:span text:style-name="Source_20_Text"><text:span text:style-name="T94">, </text:span></text:span><text:a xlink:type="simple" xlink:href="https://rxjs.dev/api/operators/switchMap" text:style-name="Internet_20_link" text:visited-style-name="Visited_20_Internet_20_Link"><text:span text:style-name="Source_20_Text">switchMap</text:span></text:a><text:span text:style-name="Source_20_Text"><text:span text:style-name="T94"><text:line-break/><text:line-break/> <text:s text:c="2"/></text:span></text:span><text:a xlink:type="simple" xlink:href="https://rxjs.dev/api/operators/bufferTime" text:style-name="Internet_20_link" text:visited-style-name="Visited_20_Internet_20_Link"><text:span text:style-name="Source_20_Text">bufferTime</text:span></text:a><text:span text:style-name="Source_20_Text"><text:span text:style-name="T94">, </text:span></text:span><text:a xlink:type="simple" xlink:href="https://rxjs.dev/api/operators/windowTime" text:style-name="Internet_20_link" text:visited-style-name="Visited_20_Internet_20_Link"><text:span text:style-name="Source_20_Text">windowTime</text:span></text:a><text:span text:style-name="Source_20_Text"><text:span text:style-name="T94">, </text:span></text:span><text:a xlink:type="simple" xlink:href="https://rxjs.dev/api/operators/auditTime" text:style-name="Internet_20_link" text:visited-style-name="Visited_20_Internet_20_Link"><text:span text:style-name="Source_20_Text">auditTime</text:span></text:a><text:span text:style-name="Source_20_Text"><text:span text:style-name="T94">, </text:span></text:span><text:a xlink:type="simple" xlink:href="https://rxjs.dev/api/operators/debounceTime" text:style-name="Internet_20_link" text:visited-style-name="Visited_20_Internet_20_Link"><text:span text:style-name="Source_20_Text">debounceTime</text:span></text:a><text:span text:style-name="Source_20_Text"><text:span text:style-name="T94">, </text:span></text:span><text:a xlink:type="simple" xlink:href="https://rxjs.dev/api/operators/sampleTime" text:style-name="Internet_20_link" text:visited-style-name="Visited_20_Internet_20_Link"><text:span text:style-name="Source_20_Text">sampleTime</text:span></text:a><text:span text:style-name="Source_20_Text"><text:span text:style-name="T94">, </text:span></text:span><text:a xlink:type="simple" xlink:href="https://rxjs.dev/api/operators/throttleTime" text:style-name="Internet_20_link" text:visited-style-name="Visited_20_Internet_20_Link"><text:span text:style-name="Source_20_Text">throttleTime</text:span></text:a></text:p>
      <text:p text:style-name="P32"><text:span text:style-name="Source_20_Text"><text:span text:style-name="T94"/></text:span></text:p>
      <text:p text:style-name="P32"><text:span text:style-name="Source_20_Text"><text:span text:style-name="T94"/></text:span></text:p>
      <text:p text:style-name="P32"><text:span text:style-name="Source_20_Text"><text:span text:style-name="T94"/></text:span></text:p>
      <text:p text:style-name="P32"><text:span text:style-name="Source_20_Text"><text:span text:style-name="T94"/></text:span></text:p>
      <text:p text:style-name="P32"><text:span text:style-name="Source_20_Text"><text:span text:style-name="T94"/></text:span></text:p>
      <text:p text:style-name="P32"><text:span text:style-name="Source_20_Text"><text:span text:style-name="T94"/></text:span></text:p>
      <text:p text:style-name="P32"><text:span text:style-name="Source_20_Text"><text:span text:style-name="T94"/></text:span></text:p>
      <text:p text:style-name="P32"><text:span text:style-name="Source_20_Text"><text:span text:style-name="T94"/></text:span></text:p>
      <text:p text:style-name="P32"><text:span text:style-name="Source_20_Text"><text:span text:style-name="T94"/></text:span></text:p>
      <text:p text:style-name="P32"><text:span text:style-name="T83"><text:line-break/></text:span></text:p>
      <text:p text:style-name="P22"/>
      <text:p text:style-name="P14"><text:span text:style-name="T81"><text:line-break/><text:line-break/></text:span></text:p>
      <text:p text:style-name="P17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81"/></text:p>
      <text:p text:style-name="P14"><text:span text:style-name="T81"/></text:p>
      <text:p text:style-name="P14"><text:soft-page-break/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14"><text:span text:style-name="T81"/></text:p>
      <text:p text:style-name="P30"><text:line-break/></text:p>
      <text:p text:style-name="P30"><text:span text:style-name="T8"><text:line-break/></text:span><text:span text:style-name="T18">=======================================================================</text:span></text:p>
      <text:p text:style-name="P5"/>
      <text:p text:style-name="P5">1. <text:s/><text:span text:style-name="T2">Что такое </text:span><text:span text:style-name="T1">scope</text:span><text:span text:style-name="T2">, виды </text:span><text:span text:style-name="T1">scope</text:span><text:span text:style-name="T2">, что такое </text:span><text:span text:style-name="T1">scope chain ?</text:span></text:p>
      <text:p text:style-name="P6"><text:s text:c="4"/></text:p>
      <text:p text:style-name="P6"><text:s text:c="4"/>- <text:span text:style-name="T23">scope </text:span><text:span text:style-name="T3">определяет доступность переменных и функций в различных частях кода<text:line-break/><text:line-break/> <text:s text:c="3"/>- </text:span><text:span text:style-name="T4">существует 3 вида </text:span><text:span text:style-name="T24">scope<text:line-break/></text:span></text:p>
      <text:p text:style-name="P7"><text:span text:style-name="T3"><text:s text:c="8"/>- </text:span><text:span text:style-name="T13">Global Scope<text:line-break/> <text:s text:c="7"/>- Local or Function Scope<text:line-break/> <text:s text:c="7"/>- Block Scope<text:line-break/><text:line-break/> <text:s text:c="7"/>- </text:span><text:span text:style-name="T14">Global Scope: </text:span><text:span text:style-name="T6">переменные и функции объявленные в глобальном пространстве имен<text:line-break/> <text:s text:c="9"/>имеют</text:span><text:span text:style-name="T14"> Global Scope. </text:span><text:span text:style-name="T6">Такие переменные и функции мог быть доступны из любого места<text:line-break/> <text:s text:c="9"/>места внутри кода.<text:line-break/><text:line-break/> <text:s text:c="7"/>- </text:span><text:span text:style-name="T13">Local or Function Scope</text:span><text:span text:style-name="T10">: Любые переменные или функции объявленные внутри<text:line-break/> <text:s text:c="9"/>функции имеют </text:span><text:span text:style-name="T13">Local or Function Scope,</text:span><text:span text:style-name="T5"> </text:span><text:span text:style-name="T19">э</text:span><text:span text:style-name="T10">то означает что все переменные и функции<text:line-break/> <text:s text:c="9"/>объявленные внутри функции мог быть доступны внутри этой функции а снаружи не<text:line-break/> <text:s text:c="9"/>доступны<text:line-break/><text:line-break/> <text:s text:c="7"/></text:span><text:span text:style-name="T13">- Block Scope: Block scope is related to the variables declared using let and const. Variables<text:line-break/> <text:s text:c="9"/>declared with var do not have block scope.<text:line-break/><text:line-break/> <text:s text:c="3"/>- </text:span><text:span text:style-name="T20">Scope Chain - JavaScript engine also uses Scope to find variables. As you can see in the code<text:line-break/> <text:s text:c="5"/>above, if the javascript engine does not find the variable in local scope, it tries to check for the<text:line-break/> <text:s text:c="5"/>variable in the outer scope. If the variable does not exist in the outer scope, it tries to find the<text:line-break/> <text:s text:c="5"/>variable in the global scope. Block scope tells us that any variable declared inside a block { },<text:line-break/> <text:s text:c="5"/>can be accessed only inside that block and cannot be accessed outside of it.</text:span><text:span text:style-name="T7"><text:line-break/><text:line-break/>------------------------------------------------------------------------------------------------------------------------<text:line-break/><text:line-break/></text:span><text:span text:style-name="T8">2. Explain Hoisting in javascript.<text:line-break/> <text:s text:c="3"/>- Hoisting is the default behaviour of javascript where all the variable </text:span><text:span text:style-name="T9">(</text:span><text:span text:style-name="T15">with var keyword</text:span><text:span text:style-name="T9">)</text:span><text:span text:style-name="T8"> and<text:line-break/></text:span><text:soft-page-break/><text:span text:style-name="T8"> <text:s text:c="5"/>function declarations are moved on top. This means that irrespective of where the variables and<text:line-break/> <text:s text:c="5"/>functions are declared, they are moved on top of the scope. The scope can be both local and<text:line-break/> <text:s text:c="5"/>global.<text:line-break/><text:line-break/> <text:s text:c="3"/>- Note - Variable initializations are not hoisted, only variable declarations are hoisted<text:line-break/><text:line-break/>------------------------------------------------------------------------------------------------------------------------<text:line-break/><text:line-break/></text:span><text:span text:style-name="T16">3. What is a Temporal Dead Zone?<text:line-break/><text:line-break/> <text:s text:c="3"/>- Temporal Dead Zone is a behaviour that occurs with variables declared using let and const<text:line-break/> <text:s text:c="5"/>keywords. It is a behaviour where we try to access a variable before it is initialized<text:line-break/><text:line-break/>------------------------------------------------------------------------------------------------------------------------<text:line-break/><text:line-break/><text:line-break/><text:line-break/><text:line-break/></text:span><text:span text:style-name="T17">4. Differences between declaring variables using var, let and const.<text:line-break/><text:line-break/> <text:s text:c="3"/>- Variables declared in the global scope with var and let keywords can be accessed from<text:line-break/> <text:s text:c="5"/>anywhere in the code.<text:line-break/> <text:s text:c="3"/>- But, there is one difference! Variables that are declared with the var keyword in the global scope<text:line-break/> <text:s text:c="5"/>are added to the window/global object. Therefore, they can be accessed using<text:line-break/> <text:s text:c="5"/>window.variableName. Whereas, the variables declared with the let keyword are not added to<text:line-break/> <text:s text:c="5"/>the global object, therefore, trying to access such variables using window.variableName results<text:line-break/> <text:s text:c="5"/>in an error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 Light', 'Helvetica Neue', Helvetica, Arial, 'Lucida Grande', sans-serif"/>
    <style:font-face style:name="apple-system" svg:font-family="apple-system, system-ui, BlinkMacSystemFont, 'Segoe UI', Roboto, 'Source Sans Pro', Helvetica, Arial"/>
    <style:font-face style:name="apple-system1" svg:font-family="apple-system, system-ui, BlinkMacSystemFont, 'Segoe UI', Roboto, 'Source Sans Pro', Helvetica, Arial" style:font-family-generic="swiss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09:31:44.143000000</meta:creation-date>
    <dc:date>2023-03-01T16:48:27.745000000</dc:date>
    <meta:editing-duration>PT17H44M33S</meta:editing-duration>
    <meta:editing-cycles>83</meta:editing-cycles>
    <meta:generator>LibreOffice/7.5.0.3$Windows_X86_64 LibreOffice_project/c21113d003cd3efa8c53188764377a8272d9d6de</meta:generator>
    <meta:document-statistic meta:table-count="0" meta:image-count="0" meta:object-count="0" meta:page-count="7" meta:paragraph-count="39" meta:word-count="1045" meta:character-count="8669" meta:non-whitespace-character-count="6883"/>
  </office:meta>
</office:document-meta>
</file>